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0.199cm" style:page-number="auto" fo:background-color="transparent">
        <style:background-image/>
      </style:paragraph-properties>
      <style:text-properties style:font-name="Consolas" fo:font-size="10pt" fo:font-weight="bold" style:font-weight-asian="bold" style:font-weight-complex="bold"/>
    </style:style>
    <style:style style:name="T1" style:family="text">
      <style:text-properties fo:background-color="#000000"/>
    </style:style>
    <style:style style:name="T2" style:family="text">
      <style:text-properties fo:color="#1c1c1c" fo:background-color="#000000"/>
    </style:style>
    <style:style style:name="T3" style:family="text">
      <style:text-properties fo:color="#000000"/>
    </style:style>
    <style:style style:name="T4" style:family="text">
      <style:text-properties fo:color="#000000" fo:background-color="#000000"/>
    </style:style>
    <style:style style:name="T5" style:family="text">
      <style:text-properties fo:background-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###</text:span> <text:span text:style-name="T4">###</text:span> <text:s text:c="2"/><text:span text:style-name="T4">#</text:span> <text:span text:style-name="T4">#</text:span> <text:s/><text:span text:style-name="T4">#</text:span> <text:span text:style-name="T4">##</text:span> <text:s text:c="3"/><text:span text:style-name="T4">#</text:span> <text:s text:c="2"/><text:span text:style-name="T4">##</text:span> <text:span text:style-name="T4">#</text:span> <text:s/><text:span text:style-name="T4">####</text:span> <text:span text:style-name="T4">#</text:span> <text:s text:c="2"/><text:span text:style-name="T4">#</text:span> <text:s text:c="2"/><text:span text:style-name="T4">###</text:span> <text:span text:style-name="T4">#</text:span> <text:s text:c="5"/><text:span text:style-name="T4">#</text:span> <text:s text:c="2"/><text:span text:style-name="T4">##</text:span> <text:span text:style-name="T4">#</text:span> <text:s text:c="3"/><text:span text:style-name="T4">#</text:span><text:line-break/> <text:span text:style-name="T5">o</text:span><text:span text:style-name="T4">###</text:span> <text:span text:style-name="T4">#</text:span> <text:s text:c="2"/><text:span text:style-name="T4">#</text:span> <text:s/><text:span text:style-name="T4">#</text:span> <text:s text:c="3"/><text:span text:style-name="T4">##</text:span> <text:span text:style-name="T4">#</text:span> <text:s text:c="2"/><text:span text:style-name="T4">#</text:span> <text:s text:c="3"/><text:span text:style-name="T4">#</text:span> <text:s text:c="3"/><text:span text:style-name="T4">#</text:span> <text:s/><text:span text:style-name="T4">#</text:span> <text:span text:style-name="T4">#</text:span> <text:span text:style-name="T4">##</text:span> <text:s text:c="2"/><text:span text:style-name="T4">##</text:span> <text:span text:style-name="T4">##</text:span> <text:span text:style-name="T4">##</text:span> <text:span text:style-name="T4">#####</text:span> <text:span text:style-name="T4">#####</text:span> <text:span text:style-name="T4">##</text:span><text:line-break/> <text:span text:style-name="T4">#</text:span> <text:s/><text:span text:style-name="T4">#</text:span> <text:span text:style-name="T4">##</text:span> <text:span text:style-name="T4">#######</text:span> <text:span text:style-name="T4">#</text:span> <text:span text:style-name="T4">#</text:span> <text:span text:style-name="T4">####</text:span> <text:span text:style-name="T4">##</text:span> <text:span text:style-name="T4">###</text:span> <text:s text:c="2"/><text:span text:style-name="T4">##</text:span> <text:span text:style-name="T4">#</text:span> <text:s/><text:span text:style-name="T4">#</text:span> <text:span text:style-name="T4">###</text:span> <text:s text:c="2"/><text:span text:style-name="T4">#</text:span> <text:span text:style-name="T4">#</text:span> <text:s/><text:span text:style-name="T4">#</text:span> <text:span text:style-name="T4">##</text:span> <text:s text:c="2"/><text:span text:style-name="T4">#</text:span> <text:s/><text:span text:style-name="T4">###</text:span> <text:s text:c="2"/><text:line-break/> <text:s/><text:span text:style-name="T4">#</text:span> <text:span text:style-name="T4">#</text:span> <text:span text:style-name="T4">##</text:span> <text:span text:style-name="T4">#</text:span> <text:s text:c="3"/><text:span text:style-name="T4">##</text:span> <text:s text:c="2"/><text:span text:style-name="T4">#</text:span> <text:s/><text:span text:style-name="T4">#</text:span> <text:span text:style-name="T4">####</text:span> <text:span text:style-name="T4">####</text:span> <text:s text:c="2"/><text:span text:style-name="T4">#</text:span> <text:s/><text:span text:style-name="T4">#</text:span> <text:s/><text:span text:style-name="T4">#</text:span> <text:s/><text:span text:style-name="T4">#</text:span> <text:span text:style-name="T4">#</text:span> <text:s text:c="2"/><text:span text:style-name="T4">##</text:span> <text:s text:c="5"/><text:span text:style-name="T4">#</text:span> <text:s text:c="4"/><text:span text:style-name="T4">#####</text:span><text:line-break/><text:span text:style-name="T4">#</text:span> <text:s/><text:span text:style-name="T4">##</text:span> <text:span text:style-name="T4">##</text:span> <text:span text:style-name="T4">#</text:span> <text:s/><text:span text:style-name="T4">#</text:span> <text:s text:c="2"/><text:span text:style-name="T4">###</text:span> <text:span text:style-name="T4">#</text:span> <text:s text:c="4"/><text:span text:style-name="T4">#</text:span> <text:s text:c="4"/><text:span text:style-name="T4">##</text:span> <text:span text:style-name="T4">######</text:span> <text:s text:c="3"/><text:span text:style-name="T4">#</text:span> <text:s/><text:span text:style-name="T4">###########</text:span> <text:span text:style-name="T4">####</text:span> <text:s/><text:span text:style-name="T4">##</text:span> <text:s/><text:line-break/> <text:span text:style-name="T4">#</text:span> <text:span text:style-name="T4">##</text:span> <text:s/><text:span text:style-name="T4">########</text:span> <text:span text:style-name="T4">#</text:span> <text:span text:style-name="T4">#####</text:span> <text:s text:c="2"/><text:span text:style-name="T4">#</text:span> <text:s/><text:span text:style-name="T4">##</text:span> <text:span text:style-name="T4">##</text:span> <text:span text:style-name="T4">#</text:span> <text:s text:c="4"/><text:span text:style-name="T4">##</text:span> <text:span text:style-name="T4">###</text:span> <text:span text:style-name="T4">#</text:span> <text:s/><text:span text:style-name="T4">#</text:span> <text:s text:c="2"/><text:span text:style-name="T4">##</text:span> <text:span text:style-name="T4">###</text:span> <text:s/><text:span text:style-name="T4">#</text:span> <text:s text:c="3"/><text:span text:style-name="T4">##</text:span><text:line-break/> <text:s text:c="11"/><text:span text:style-name="T4">###</text:span> <text:s text:c="4"/><text:span text:style-name="T4">#####</text:span> <text:span text:style-name="T4">#####</text:span> <text:s text:c="3"/><text:span text:style-name="T4">#</text:span> <text:s/><text:span text:style-name="T4">##</text:span> <text:s/><text:span text:style-name="T4">#</text:span> <text:span text:style-name="T4">###</text:span> <text:s text:c="3"/><text:span text:style-name="T4">#</text:span> <text:s text:c="3"/><text:span text:style-name="T4">#</text:span> <text:s text:c="5"/><text:span text:style-name="T4">#</text:span> <text:s/><text:span text:style-name="T4">#</text:span> <text:span text:style-name="T4">##</text:span><text:line-break/><text:span text:style-name="T4">##</text:span> <text:span text:style-name="T4">##</text:span> <text:span text:style-name="T4">####</text:span> <text:s text:c="2"/><text:span text:style-name="T4">#</text:span> <text:span text:style-name="T4">##</text:span> <text:s text:c="3"/><text:span text:style-name="T4">#</text:span> <text:s/><text:span text:style-name="T4">#</text:span> <text:span text:style-name="T4">#</text:span> <text:s/><text:span text:style-name="T4">#</text:span> <text:span text:style-name="T4">##</text:span> <text:span text:style-name="T4">####</text:span> <text:span text:style-name="T4">##</text:span> <text:s text:c="3"/><text:span text:style-name="T4">####</text:span> <text:span text:style-name="T4">###</text:span> <text:span text:style-name="T4">#</text:span> <text:span text:style-name="T4">##</text:span> <text:span text:style-name="T4">##</text:span> <text:span text:style-name="T4">###</text:span> <text:s text:c="4"/><text:line-break/> <text:span text:style-name="T4">#</text:span> <text:s/><text:span text:style-name="T4">#</text:span> <text:span text:style-name="T4">##</text:span> <text:span text:style-name="T4">#</text:span> <text:span text:style-name="T4">#</text:span> <text:span text:style-name="T4">######</text:span> <text:s/><text:span text:style-name="T4">#</text:span> <text:span text:style-name="T4">##</text:span> <text:s/><text:span text:style-name="T4">#</text:span> <text:span text:style-name="T4">####</text:span> <text:s/><text:span text:style-name="T4">#</text:span> <text:span text:style-name="T4">#######</text:span> <text:s/><text:span text:style-name="T4">###</text:span> <text:s/><text:span text:style-name="T4">##</text:span> <text:s/><text:span text:style-name="T4">#</text:span> <text:span text:style-name="T4">##</text:span> <text:span text:style-name="T4">#</text:span> <text:span text:style-name="T4">########</text:span><text:line-break/><text:span text:style-name="T4">###</text:span> <text:s text:c="5"/><text:span text:style-name="T4">#</text:span> <text:s/><text:span text:style-name="T4">#</text:span> <text:s/><text:span text:style-name="T4">#</text:span> <text:s/><text:span text:style-name="T4">####</text:span> <text:span text:style-name="T4">###</text:span> <text:s/><text:span text:style-name="T4">#</text:span> <text:s/><text:span text:style-name="T4">#</text:span> <text:span text:style-name="T4">#</text:span> <text:span text:style-name="T4">##</text:span> <text:s/><text:span text:style-name="T4">#</text:span> <text:s text:c="6"/><text:span text:style-name="T4">###</text:span> <text:s text:c="2"/><text:span text:style-name="T4">#</text:span> <text:s text:c="3"/><text:span text:style-name="T4">#</text:span> <text:s text:c="3"/><text:span text:style-name="T4">##</text:span> <text:s text:c="2"/><text:span text:style-name="T4">#</text:span> <text:line-break/><text:span text:style-name="T4">####</text:span> <text:s/><text:span text:style-name="T4">###</text:span> <text:span text:style-name="T4">#</text:span> <text:span text:style-name="T4">##</text:span> <text:span text:style-name="T4">#</text:span> <text:span text:style-name="T4">#</text:span> <text:s text:c="2"/><text:span text:style-name="T4">#</text:span> <text:s/><text:span text:style-name="T4">#</text:span> <text:span text:style-name="T4">#</text:span> <text:span text:style-name="T4">##</text:span> <text:span text:style-name="T4">##</text:span> <text:s text:c="5"/><text:span text:style-name="T4">#</text:span> <text:s/><text:span text:style-name="T4">####</text:span> <text:s/><text:span text:style-name="T4">#</text:span> <text:span text:style-name="T4">######</text:span> <text:span text:style-name="T4">#####</text:span> <text:s text:c="3"/><text:span text:style-name="T4">#</text:span> <text:s text:c="2"/><text:line-break/> <text:span text:style-name="T4">######</text:span> <text:span text:style-name="T4">###</text:span> <text:s/><text:span text:style-name="T4">###</text:span> <text:s/><text:span text:style-name="T4">##</text:span> <text:span text:style-name="T4">#</text:span> <text:s/><text:span text:style-name="T4">###</text:span> <text:s/><text:span text:style-name="T4">##</text:span> <text:span text:style-name="T4">#</text:span> <text:s/><text:span text:style-name="T4">##</text:span> <text:span text:style-name="T4">####</text:span> <text:s text:c="2"/><text:span text:style-name="T4">#</text:span> <text:s/><text:span text:style-name="T4">##</text:span> <text:s text:c="3"/><text:span text:style-name="T4">##</text:span> <text:span text:style-name="T4">#</text:span> <text:s text:c="2"/><text:span text:style-name="T4">#</text:span> <text:span text:style-name="T4">###</text:span> <text:span text:style-name="T4">###</text:span><text:line-break/> <text:s/><text:span text:style-name="T4">##</text:span> <text:s/><text:span text:style-name="T4">#</text:span> <text:s text:c="6"/><text:span text:style-name="T4">###</text:span> <text:span text:style-name="T4">#</text:span> <text:s/><text:span text:style-name="T4">###</text:span> <text:s text:c="5"/><text:span text:style-name="T4">#</text:span> <text:span text:style-name="T4">#####</text:span> <text:s/><text:span text:style-name="T4">#</text:span> <text:span text:style-name="T4">#</text:span> <text:s text:c="2"/><text:span text:style-name="T4">#</text:span> <text:s text:c="2"/><text:span text:style-name="T4">#</text:span> <text:s/><text:span text:style-name="T4">#</text:span> <text:s text:c="3"/><text:span text:style-name="T4">#</text:span> <text:s text:c="2"/><text:span text:style-name="T4">#</text:span> <text:s text:c="2"/><text:span text:style-name="T4">###</text:span> <text:s/><text:line-break/> <text:s text:c="5"/><text:span text:style-name="T4">##</text:span> <text:span text:style-name="T4">##</text:span> <text:span text:style-name="T4">#</text:span> <text:s text:c="4"/><text:span text:style-name="T4">#</text:span> <text:s text:c="3"/><text:span text:style-name="T4">#</text:span> <text:span text:style-name="T4">##</text:span> <text:span text:style-name="T4">#</text:span> <text:span text:style-name="T4">###</text:span> <text:s/><text:span text:style-name="T4">#</text:span> <text:span text:style-name="T4">#</text:span> <text:span text:style-name="T4">####</text:span> <text:s/><text:span text:style-name="T4">##</text:span> <text:span text:style-name="T4">###########</text:span> <text:s/><text:span text:style-name="T4">##</text:span> <text:span text:style-name="T4">#</text:span> <text:s text:c="3"/><text:span text:style-name="T4">#</text:span><text:line-break/><text:span text:style-name="T4">####</text:span> <text:span text:style-name="T4">#</text:span> <text:span text:style-name="T4">#</text:span> <text:span text:style-name="T4">##</text:span> <text:s text:c="2"/><text:span text:style-name="T4">###</text:span> <text:span text:style-name="T4">##</text:span> <text:s text:c="2"/><text:span text:style-name="T4">##</text:span> <text:span text:style-name="T4">#</text:span> <text:s/><text:span text:style-name="T4">#</text:span> <text:s/><text:span text:style-name="T4">##</text:span> <text:span text:style-name="T4">##</text:span> <text:s text:c="2"/><text:span text:style-name="T4">#######</text:span> <text:s text:c="4"/><text:span text:style-name="T4">##</text:span> <text:s/><text:span text:style-name="T4">#######</text:span> <text:span text:style-name="T4">######</text:span><text:line-break/> <text:s/><text:span text:style-name="T4">##</text:span> <text:s/><text:span text:style-name="T4">##</text:span> <text:span text:style-name="T4">#</text:span> <text:span text:style-name="T4">###</text:span> <text:s/><text:span text:style-name="T4">#</text:span> <text:span text:style-name="T4">###</text:span> <text:span text:style-name="T4">#</text:span> <text:span text:style-name="T4">##</text:span> <text:span text:style-name="T4">#</text:span> <text:s/><text:span text:style-name="T4">#</text:span> <text:s/><text:span text:style-name="T4">##</text:span> <text:span text:style-name="T4">#</text:span> <text:s text:c="4"/><text:span text:style-name="T4">#</text:span> <text:s/><text:span text:style-name="T4">#####</text:span> <text:s text:c="3"/><text:span text:style-name="T4">#</text:span> <text:s/><text:span text:style-name="T4">##</text:span> <text:s/><text:span text:style-name="T4">##</text:span> <text:s text:c="2"/><text:span text:style-name="T4">#</text:span> <text:s/><text:span text:style-name="T4">#</text:span><text:line-break/><text:span text:style-name="T4">#</text:span> <text:span text:style-name="T4">###</text:span> <text:span text:style-name="T4">#</text:span> <text:s/><text:span text:style-name="T4">#</text:span> <text:s text:c="2"/><text:span text:style-name="T4">#</text:span> <text:span text:style-name="T4">##</text:span> <text:s text:c="2"/><text:span text:style-name="T4">#</text:span> <text:s/><text:span text:style-name="T4">#</text:span> <text:span text:style-name="T4">#</text:span> <text:s/><text:span text:style-name="T4">#</text:span> <text:s text:c="6"/><text:span text:style-name="T4">##</text:span> <text:s/><text:span text:style-name="T4">#</text:span> <text:span text:style-name="T4">##</text:span> <text:s/><text:span text:style-name="T4">##</text:span> <text:span text:style-name="T4">#</text:span> <text:span text:style-name="T4">##</text:span> <text:s text:c="4"/><text:span text:style-name="T4">#</text:span> <text:s text:c="4"/><text:span text:style-name="T4">#</text:span> <text:s/><text:span text:style-name="T4">#</text:span> <text:s/><text:line-break/><text:span text:style-name="T4">#</text:span> <text:s/><text:span text:style-name="T4">#</text:span> <text:s/><text:span text:style-name="T4">#</text:span> <text:span text:style-name="T4">######</text:span> <text:span text:style-name="T4">#####</text:span> <text:span text:style-name="T4">#</text:span> <text:s/><text:span text:style-name="T4">###</text:span> <text:s/><text:span text:style-name="T4">##</text:span> <text:span text:style-name="T4">###</text:span> <text:span text:style-name="T4">####</text:span> <text:s text:c="2"/><text:span text:style-name="T4">#</text:span> <text:s text:c="4"/><text:span text:style-name="T4">#</text:span> <text:span text:style-name="T4">#</text:span> <text:span text:style-name="T4">##</text:span> <text:span text:style-name="T4">#</text:span> <text:span text:style-name="T4">##</text:span> <text:span text:style-name="T4">#####</text:span> <text:s text:c="2"/><text:span text:style-name="T4">#</text:span><text:line-break/> <text:s text:c="2"/><text:span text:style-name="T4">##</text:span> <text:span text:style-name="T4">#</text:span> <text:span text:style-name="T4">##</text:span> <text:s/><text:span text:style-name="T4">#</text:span> <text:s text:c="2"/><text:span text:style-name="T4">##</text:span> <text:span text:style-name="T4">#</text:span> <text:span text:style-name="T4">##</text:span> <text:span text:style-name="T4">####</text:span> <text:s/><text:span text:style-name="T4">#</text:span> <text:span text:style-name="T4">###</text:span> <text:s text:c="3"/><text:span text:style-name="T4">#</text:span> <text:s text:c="2"/><text:span text:style-name="T4">#</text:span> <text:s/><text:span text:style-name="T4">###</text:span> <text:s/><text:span text:style-name="T4">#</text:span> <text:s/><text:span text:style-name="T4">#</text:span> <text:s/><text:span text:style-name="T4">#</text:span> <text:span text:style-name="T4">#</text:span> <text:s text:c="3"/><text:span text:style-name="T4">#</text:span> <text:span text:style-name="T4">##</text:span> <text:span text:style-name="T4">#</text:span><text:line-break/><text:span text:style-name="T4">#</text:span> <text:s text:c="2"/><text:span text:style-name="T4">#</text:span> <text:s text:c="6"/><text:span text:style-name="T4">#</text:span> <text:s text:c="5"/><text:span text:style-name="T4">#</text:span> <text:s text:c="4"/><text:span text:style-name="T4">#</text:span> <text:span text:style-name="T4">###</text:span> <text:s text:c="2"/><text:span text:style-name="T4">########</text:span> <text:span text:style-name="T4">#####</text:span> <text:span text:style-name="T4">#</text:span> <text:s/><text:span text:style-name="T4">##</text:span> <text:s/><text:span text:style-name="T4">#</text:span> <text:s/><text:span text:style-name="T4">####</text:span> <text:s/><text:span text:style-name="T4">##</text:span> <text:span text:style-name="T4">#</text:span> <text:span text:style-name="T4">#</text:span><text:line-break/><text:span text:style-name="T4">##</text:span> <text:span text:style-name="T4">#######</text:span> <text:span text:style-name="T4">########</text:span> <text:span text:style-name="T4">##</text:span> <text:span text:style-name="T4">#</text:span> <text:span text:style-name="T4">###</text:span> <text:span text:style-name="T4">##</text:span> <text:s text:c="2"/><text:span text:style-name="T4">##</text:span> <text:s/><text:span text:style-name="T4">#</text:span> <text:span text:style-name="T4">#</text:span> <text:span text:style-name="T4">##</text:span> <text:s/><text:span text:style-name="T4">#</text:span> <text:span text:style-name="T4">#########</text:span> <text:span text:style-name="T4">##</text:span> <text:span text:style-name="T4">###</text:span> <text:span text:style-name="T4">##</text:span> <text:s/><text:span text:style-name="T4">#</text:span><text:line-break/><text:span text:style-name="T4">##</text:span> <text:span text:style-name="T4">#</text:span> <text:s text:c="2"/><text:span text:style-name="T4">###</text:span> <text:span text:style-name="T4">##</text:span> <text:s text:c="2"/><text:span text:style-name="T4">#</text:span> <text:span text:style-name="T4">##</text:span> <text:span text:style-name="T4">#</text:span> <text:s/><text:span text:style-name="T4">#</text:span> <text:s text:c="4"/><text:span text:style-name="T4">##</text:span> <text:s text:c="3"/><text:span text:style-name="T4">#</text:span> <text:span text:style-name="T4">##</text:span> <text:s text:c="5"/><text:span text:style-name="T4">#</text:span> <text:span text:style-name="T4">#</text:span> <text:s/><text:span text:style-name="T4">#</text:span> <text:s text:c="7"/><text:span text:style-name="T4">#</text:span> <text:s/><text:span text:style-name="T4">##</text:span> <text:span text:style-name="T4">#</text:span> <text:s text:c="2"/><text:line-break/><text:span text:style-name="T4">##</text:span> <text:span text:style-name="T4">#</text:span> <text:s text:c="4"/><text:span text:style-name="T4">#</text:span> <text:s text:c="3"/><text:span text:style-name="T4">#</text:span> <text:s/><text:span text:style-name="T4">#</text:span> <text:span text:style-name="T4">##</text:span> <text:span text:style-name="T4">#</text:span> <text:span text:style-name="T4">####</text:span> <text:span text:style-name="T4">#</text:span> <text:span text:style-name="T4">#</text:span> <text:span text:style-name="T4">##</text:span> <text:s/><text:span text:style-name="T4">#</text:span> <text:span text:style-name="T4">#####</text:span> <text:span text:style-name="T4">##</text:span> <text:span text:style-name="T4">#</text:span> <text:s/><text:span text:style-name="T4">#</text:span> <text:s/><text:span text:style-name="T4">#####</text:span> <text:s text:c="5"/><text:span text:style-name="T4">###</text:span> <text:s/><text:line-break/> <text:s/><text:span text:style-name="T4">###</text:span> <text:span text:style-name="T4">##</text:span> <text:span text:style-name="T4">#</text:span> <text:span text:style-name="T4">###</text:span> <text:span text:style-name="T4">#</text:span> <text:span text:style-name="T4">##</text:span> <text:span text:style-name="T4">###</text:span> <text:s text:c="2"/><text:span text:style-name="T4">##</text:span> <text:s/><text:span text:style-name="T4">##</text:span> <text:span text:style-name="T4">#</text:span> <text:span text:style-name="T4">#</text:span> <text:s text:c="5"/><text:span text:style-name="T4">##</text:span> <text:span text:style-name="T4">#</text:span> <text:s/><text:span text:style-name="T4">#</text:span> <text:span text:style-name="T4">####</text:span> <text:s text:c="4"/><text:span text:style-name="T4">##</text:span> <text:span text:style-name="T4">##</text:span> <text:span text:style-name="T4">#####</text:span><text:line-break/><text:span text:style-name="T4">#</text:span> <text:s/><text:span text:style-name="T4">##</text:span> <text:span text:style-name="T4">#</text:span> <text:s/><text:span text:style-name="T4">##</text:span> <text:s/><text:span text:style-name="T4">##</text:span> <text:s text:c="2"/><text:span text:style-name="T4">#</text:span> <text:s text:c="4"/><text:span text:style-name="T4">#</text:span> <text:s/><text:span text:style-name="T4">##</text:span> <text:span text:style-name="T4">#</text:span> <text:s/><text:span text:style-name="T4">#</text:span> <text:s/><text:span text:style-name="T4">##</text:span> <text:s/><text:span text:style-name="T4">#</text:span> <text:span text:style-name="T4">##</text:span> <text:span text:style-name="T4">#</text:span> <text:span text:style-name="T4">##</text:span> <text:s/><text:span text:style-name="T4">#</text:span> <text:span text:style-name="T4">#</text:span> <text:s/><text:span text:style-name="T4">##</text:span> <text:s/><text:span text:style-name="T4">#</text:span> <text:span text:style-name="T4">#</text:span> <text:s text:c="3"/><text:span text:style-name="T4">#</text:span> <text:span text:style-name="T4">#</text:span><text:line-break/><text:span text:style-name="T4">##</text:span> <text:s text:c="3"/><text:span text:style-name="T4">#</text:span> <text:s text:c="2"/><text:span text:style-name="T4">###</text:span> <text:span text:style-name="T4">#</text:span> <text:s text:c="2"/><text:span text:style-name="T4">##</text:span> <text:span text:style-name="T4">#####</text:span> <text:span text:style-name="T4">#</text:span> <text:s/><text:span text:style-name="T4">#</text:span> <text:s/><text:span text:style-name="T4">##</text:span> <text:span text:style-name="T4">#####</text:span> <text:s/><text:span text:style-name="T4">###</text:span> <text:span text:style-name="T4">#</text:span> <text:span text:style-name="T4">#</text:span> <text:span text:style-name="T4">#####</text:span> <text:span text:style-name="T4">###</text:span> <text:s/><text:span text:style-name="T4">#</text:span> <text:span text:style-name="T4">##</text:span> <text:span text:style-name="T4">##</text:span> <text:line-break/><text:span text:style-name="T4">#</text:span> <text:span text:style-name="T4">##</text:span> <text:span text:style-name="T4">###</text:span> <text:span text:style-name="T4">#</text:span> <text:s/><text:span text:style-name="T4">#</text:span> <text:span text:style-name="T4">##</text:span> <text:span text:style-name="T4">#</text:span> <text:span text:style-name="T4">###</text:span> <text:s/><text:span text:style-name="T4">#</text:span> <text:s/><text:span text:style-name="T4">##</text:span> <text:span text:style-name="T4">#####</text:span> <text:s text:c="9"/><text:span text:style-name="T4">#</text:span> <text:span text:style-name="T4">##</text:span> <text:s text:c="2"/><text:span text:style-name="T4">##</text:span> <text:span text:style-name="T4">###</text:span> <text:span text:style-name="T4">##</text:span> <text:span text:style-name="T4">#</text:span> <text:span text:style-name="T4">#</text:span> <text:s text:c="3"/><text:span text:style-name="T4">#</text:span><text:line-break/><text:span text:style-name="T4">####</text:span> <text:s/><text:span text:style-name="T4">##</text:span> <text:s/><text:span text:style-name="T4">#</text:span> <text:span text:style-name="T4">#</text:span> <text:span text:style-name="T4">##</text:span> <text:s/><text:span text:style-name="T4">#</text:span> <text:s text:c="4"/><text:span text:style-name="T4">#</text:span> <text:s text:c="2"/><text:span text:style-name="T4">#</text:span> <text:span text:style-name="T4">#</text:span> <text:s/><text:span text:style-name="T4">#####</text:span> <text:span text:style-name="T4">##</text:span> <text:span text:style-name="T4">##</text:span> <text:span text:style-name="T4">##</text:span> <text:span text:style-name="T4">#</text:span> <text:s text:c="4"/><text:span text:style-name="T4">#</text:span> <text:s text:c="4"/><text:span text:style-name="T4">#</text:span> <text:s text:c="2"/><text:span text:style-name="T4">#</text:span> <text:span text:style-name="T4">##</text:span> <text:s/><text:line-break/> <text:s/><text:span text:style-name="T4">#</text:span> <text:span text:style-name="T4">#</text:span> <text:s text:c="2"/><text:span text:style-name="T4">#</text:span> <text:s/><text:span text:style-name="T4">##</text:span> <text:s/><text:span text:style-name="T4">##</text:span> <text:s text:c="2"/><text:span text:style-name="T4">###</text:span> <text:span text:style-name="T4">##</text:span> <text:span text:style-name="T4">##</text:span> <text:s/><text:span text:style-name="T4">#</text:span> <text:s/><text:span text:style-name="T4">##</text:span> <text:span text:style-name="T4">#</text:span> <text:span text:style-name="T4">##</text:span> <text:span text:style-name="T4">#</text:span> <text:s text:c="2"/><text:span text:style-name="T4">#</text:span> <text:span text:style-name="T4">##</text:span> <text:s/><text:span text:style-name="T4">#</text:span> <text:span text:style-name="T4">#</text:span> <text:span text:style-name="T4">##</text:span> <text:span text:style-name="T4">###</text:span> <text:s/><text:span text:style-name="T4">#</text:span> <text:span text:style-name="T4">#</text:span> <text:span text:style-name="T4">#</text:span> <text:line-break/> <text:s/><text:span text:style-name="T4">##</text:span> <text:span text:style-name="T4">##</text:span> <text:s/><text:span text:style-name="T4">#</text:span> <text:span text:style-name="T4">###</text:span> <text:span text:style-name="T4">#</text:span> <text:span text:style-name="T4">####</text:span> <text:span text:style-name="T4">#</text:span> <text:span text:style-name="T4">##</text:span> <text:span text:style-name="T4">###</text:span> <text:span text:style-name="T4">#</text:span> <text:s text:c="4"/><text:span text:style-name="T4">#</text:span> <text:s text:c="3"/><text:span text:style-name="T4">#</text:span> <text:span text:style-name="T4">#</text:span> <text:span text:style-name="T4">######</text:span> <text:s/><text:span text:style-name="T4">#</text:span> <text:span text:style-name="T4">##</text:span> <text:span text:style-name="T4">#</text:span> <text:span text:style-name="T4">###</text:span> <text:s/><text:span text:style-name="T4">##</text:span> <text:span text:style-name="T4">#</text:span><text:line-break/><text:span text:style-name="T4">#</text:span> <text:s/><text:span text:style-name="T4">#######</text:span> <text:s/><text:span text:style-name="T4">#</text:span> <text:s/><text:span text:style-name="T4">#</text:span> <text:s text:c="4"/><text:span text:style-name="T4">##</text:span> <text:s text:c="4"/><text:span text:style-name="T4">#</text:span> <text:s/><text:span text:style-name="T4">######</text:span> <text:span text:style-name="T4">##</text:span> <text:s/><text:span text:style-name="T4">#</text:span> <text:s/><text:span text:style-name="T4">#</text:span> <text:s text:c="4"/><text:span text:style-name="T4">#</text:span> <text:span text:style-name="T4">##</text:span> <text:span text:style-name="T4">#</text:span> <text:s/><text:span text:style-name="T4">###</text:span> <text:span text:style-name="T4">##</text:span> <text:s/><text:span text:style-name="T4">##</text:span> <text:line-break/><text:span text:style-name="T4">###</text:span> <text:s/><text:span text:style-name="T4">#</text:span> <text:s text:c="5"/><text:span text:style-name="T4">#</text:span> <text:s/><text:span text:style-name="T4">###</text:span> <text:span text:style-name="T4">#</text:span> <text:span text:style-name="T4">#</text:span> <text:span text:style-name="T4">###</text:span> <text:s/><text:span text:style-name="T4">#</text:span> <text:s text:c="4"/><text:span text:style-name="T4">#</text:span> <text:span text:style-name="T4">##</text:span> <text:span text:style-name="T4">###</text:span> <text:span text:style-name="T4">#</text:span> <text:s/><text:span text:style-name="T4">######</text:span> <text:span text:style-name="T4">#</text:span> <text:s/><text:span text:style-name="T4">###</text:span> <text:s text:c="4"/><text:span text:style-name="T4">###</text:span> <text:span text:style-name="T4">##</text:span><text:line-break/> <text:s/><text:span text:style-name="T4">##</text:span> <text:span text:style-name="T4">#</text:span> <text:s/><text:span text:style-name="T4">########</text:span> <text:span text:style-name="T4">###</text:span> <text:span text:style-name="T4">###</text:span> <text:span text:style-name="T4">##</text:span> <text:span text:style-name="T4">##</text:span> <text:s/><text:span text:style-name="T4">#</text:span> <text:span text:style-name="T4">#</text:span> <text:s/><text:span text:style-name="T4">###</text:span> <text:span text:style-name="T4">#</text:span> <text:s/><text:span text:style-name="T4">#</text:span> <text:span text:style-name="T4">##</text:span> <text:s/><text:span text:style-name="T4">##</text:span> <text:span text:style-name="T4">#</text:span> <text:span text:style-name="T4">#</text:span> <text:s/><text:span text:style-name="T4">####</text:span> <text:span text:style-name="T4">#</text:span> <text:s text:c="4"/><text:span text:style-name="T4">#</text:span><text:line-break/><text:span text:style-name="T4">#</text:span> <text:s text:c="2"/><text:span text:style-name="T4">####</text:span> <text:s text:c="3"/><text:span text:style-name="T4">#</text:span> <text:s text:c="6"/><text:span text:style-name="T4">#</text:span> <text:s text:c="2"/><text:span text:style-name="T4">#</text:span> <text:span text:style-name="T4">#</text:span> <text:span text:style-name="T4">#####</text:span> <text:span text:style-name="T4">#</text:span> <text:span text:style-name="T4">#</text:span> <text:s text:c="2"/><text:span text:style-name="T4">###</text:span> <text:s text:c="4"/><text:span text:style-name="T4">#</text:span> <text:s/><text:span text:style-name="T4">###</text:span> <text:s text:c="5"/><text:span text:style-name="T4">##</text:span> <text:s/><text:span text:style-name="T4">###</text:span> <text:span text:style-name="T4">#</text:span> <text:line-break/> <text:s/><text:span text:style-name="T4">#</text:span> <text:s text:c="3"/><text:span text:style-name="T4">#</text:span> <text:s/><text:span text:style-name="T4">#</text:span> <text:span text:style-name="T4">#</text:span> <text:span text:style-name="T4">##</text:span> <text:s/><text:span text:style-name="T4">#</text:span> <text:span text:style-name="T4">###</text:span> <text:s/><text:span text:style-name="T4">##</text:span> <text:span text:style-name="T4">##</text:span> <text:s text:c="2"/><text:span text:style-name="T4">##</text:span> <text:span text:style-name="T4">###</text:span> <text:span text:style-name="T4">####</text:span> <text:span text:style-name="T4">##</text:span> <text:s text:c="5"/><text:span text:style-name="T4">###</text:span> <text:s/><text:span text:style-name="T4">#</text:span> <text:span text:style-name="T4">#</text:span> <text:span text:style-name="T4">#</text:span> <text:span text:style-name="T4">###</text:span> <text:span text:style-name="T4">#</text:span> <text:line-break/><text:span text:style-name="T4">###########</text:span> <text:span text:style-name="T4">#</text:span> <text:span text:style-name="T4">#####</text:span> <text:s text:c="3"/><text:span text:style-name="T4">#</text:span> <text:span text:style-name="T4">#</text:span> <text:s text:c="4"/><text:span text:style-name="T4">#</text:span> <text:span text:style-name="T4">##</text:span> <text:s text:c="5"/><text:span text:style-name="T4">#</text:span> <text:span text:style-name="T4">#</text:span> <text:span text:style-name="T4">#</text:span> <text:span text:style-name="T4">##</text:span> <text:span text:style-name="T4">##</text:span> <text:s/><text:span text:style-name="T4">####</text:span> <text:s/><text:span text:style-name="T4">##</text:span> <text:s text:c="2"/><text:span text:style-name="T4">##</text:span> <text:span text:style-name="T4">##</text:span><text:line-break/> <text:s/><text:span text:style-name="T4">##</text:span> <text:s/><text:span text:style-name="T4">#</text:span> <text:s text:c="3"/><text:span text:style-name="T4">##</text:span> <text:s/><text:span text:style-name="T4">#</text:span> <text:s text:c="3"/><text:span text:style-name="T4">##</text:span> <text:span text:style-name="T4">#</text:span> <text:span text:style-name="T4">#</text:span> <text:s/><text:span text:style-name="T4">##</text:span> <text:span text:style-name="T4">#</text:span> <text:s text:c="3"/><text:span text:style-name="T4">##</text:span> <text:span text:style-name="T4">#</text:span> <text:span text:style-name="T4">##</text:span> <text:s/><text:span text:style-name="T4">#</text:span> <text:span text:style-name="T4">##</text:span> <text:span text:style-name="T4">#</text:span> <text:span text:style-name="T4">#</text:span> <text:span text:style-name="T4">#</text:span> <text:s/><text:span text:style-name="T4">#</text:span> <text:span text:style-name="T4">#</text:span> <text:span text:style-name="T4">###</text:span> <text:s text:c="2"/><text:span text:style-name="T4">#</text:span> <text:s/><text:line-break/> <text:s text:c="3"/><text:span text:style-name="T4">#</text:span> <text:span text:style-name="T4">##</text:span> <text:span text:style-name="T4">#</text:span> <text:span text:style-name="T4">#</text:span> <text:span text:style-name="T4">#</text:span> <text:span text:style-name="T4">#</text:span> <text:span text:style-name="T4">###</text:span> <text:span text:style-name="T4">#</text:span> <text:s/><text:span text:style-name="T4">######</text:span> <text:span text:style-name="T4">#</text:span> <text:span text:style-name="T4">###</text:span> <text:span text:style-name="T4">#</text:span> <text:span text:style-name="T4">##</text:span> <text:span text:style-name="T4">#</text:span> <text:s/><text:span text:style-name="T4">#</text:span> <text:s text:c="3"/><text:span text:style-name="T4">###</text:span> <text:span text:style-name="T4">#</text:span> <text:span text:style-name="T4">##</text:span> <text:s/><text:span text:style-name="T4">#</text:span> <text:s/><text:span text:style-name="T4">#</text:span> <text:span text:style-name="T4">#</text:span> <text:s/><text:span text:style-name="T4">#</text:span> <text:line-break/><text:span text:style-name="T4">#</text:span> <text:span text:style-name="T4">#</text:span> <text:s/><text:span text:style-name="T4">#</text:span> <text:span text:style-name="T4">#</text:span> <text:span text:style-name="T4">#</text:span> <text:span text:style-name="T4">##</text:span> <text:s/><text:span text:style-name="T4">##</text:span> <text:s/><text:span text:style-name="T4">##</text:span> <text:span text:style-name="T4">#</text:span> <text:s text:c="4"/><text:span text:style-name="T4">#</text:span> <text:s/><text:span text:style-name="T4">###</text:span> <text:span text:style-name="T4">##</text:span> <text:s text:c="2"/><text:span text:style-name="T4">#</text:span> <text:span text:style-name="T4">###</text:span> <text:span text:style-name="T4">##</text:span> <text:s text:c="4"/><text:span text:style-name="T4">##</text:span> <text:s/><text:span text:style-name="T4">##</text:span> <text:s text:c="3"/><text:span text:style-name="T4">#</text:span> <text:s/><text:span text:style-name="T4">#</text:span> <text:s/><text:span text:style-name="T4">#</text:span><text:line-break/><text:span text:style-name="T4">##</text:span> <text:span text:style-name="T4">#</text:span> <text:s text:c="2"/><text:span text:style-name="T4">#</text:span> <text:span text:style-name="T4">##</text:span> <text:span text:style-name="T4">#</text:span> <text:s text:c="2"/><text:span text:style-name="T4">#</text:span> <text:span text:style-name="T4">#</text:span> <text:span text:style-name="T4">######</text:span> <text:s/><text:span text:style-name="T4">#</text:span> <text:span text:style-name="T4">#</text:span><text:span text:style-name="T5">o</text:span> <text:span text:style-name="T4">##</text:span> <text:span text:style-name="T4">#</text:span> <text:span text:style-name="T4">#</text:span> <text:span text:style-name="T4">#</text:span> <text:span text:style-name="T4">#</text:span> <text:span text:style-name="T4">#####</text:span> <text:s/><text:span text:style-name="T4">#</text:span> <text:span text:style-name="T4">###</text:span> <text:s text:c="2"/><text:span text:style-name="T4">##</text:span> <text:span text:style-name="T4">###</text:span> <text:s/><text:span text:style-name="T4">#</text:span> <text:span text:style-name="T4">#</text:span><text:line-break/> <text:span text:style-name="T4">#</text:span> <text:s/><text:span text:style-name="T4">###</text:span> <text:s text:c="2"/><text:span text:style-name="T4">#</text:span> <text:span text:style-name="T4">##</text:span> <text:span text:style-name="T4">##</text:span> <text:span text:style-name="T4">##</text:span> <text:s/><text:span text:style-name="T4">##</text:span> <text:span text:style-name="T4">#</text:span> <text:s/><text:span text:style-name="T4">#</text:span> <text:s text:c="4"/><text:span text:style-name="T4">#</text:span> <text:span text:style-name="T4">#</text:span> <text:s/><text:span text:style-name="T4">##</text:span> <text:s text:c="4"/><text:span text:style-name="T4">####</text:span> <text:s text:c="3"/><text:span text:style-name="T4">#</text:span> <text:span text:style-name="T4">###</text:span> <text:span text:style-name="T4">#</text:span> <text:span text:style-name="T4">####</text:span> <text:s text:c="2"/><text:span text:style-name="T4">#</text:span><text:line-break/><text:span text:style-name="T4">###</text:span> <text:span text:style-name="T4">#</text:span> <text:span text:style-name="T4">#</text:span> <text:span text:style-name="T4">#</text:span> <text:span text:style-name="T4">####</text:span> <text:span text:style-name="T4">##</text:span> <text:s/><text:span text:style-name="T4">#</text:span> <text:s text:c="4"/><text:span text:style-name="T4">##</text:span> <text:s/><text:span text:style-name="T4">##</text:span> <text:s text:c="2"/><text:span text:style-name="T4">#</text:span> <text:s/><text:span text:style-name="T4">#</text:span> <text:span text:style-name="T4">####</text:span> <text:s text:c="3"/><text:span text:style-name="T4">#####</text:span> <text:s/><text:span text:style-name="T4">##</text:span> <text:s/><text:span text:style-name="T4">##</text:span> <text:s text:c="2"/><text:span text:style-name="T4">######</text:span> <text:line-break/><text:span text:style-name="T4">###</text:span> <text:s/><text:span text:style-name="T4">##</text:span> <text:s/><text:span text:style-name="T4">#</text:span> <text:s text:c="2"/><text:span text:style-name="T4">#</text:span> <text:s text:c="4"/><text:span text:style-name="T4">#</text:span> <text:s/><text:span text:style-name="T4">######</text:span> <text:s/><text:span text:style-name="T4">##</text:span> <text:span text:style-name="T4">####</text:span> <text:s text:c="2"/><text:span text:style-name="T4">######</text:span> <text:s/><text:span text:style-name="T4">##</text:span> <text:span text:style-name="T4">##</text:span> <text:s/><text:span text:style-name="T4">#</text:span> <text:span text:style-name="T4">#</text:span> <text:span text:style-name="T4">###</text:span> <text:s/><text:span text:style-name="T4">##</text:span> <text:s text:c="2"/><text:span text:style-name="T4">#</text:span><text:line-break/> <text:span text:style-name="T4">#</text:span> <text:span text:style-name="T4">#</text:span> <text:span text:style-name="T4">#</text:span> <text:span text:style-name="T4">#</text:span> <text:s/><text:span text:style-name="T4">##</text:span> <text:span text:style-name="T4">#</text:span> <text:span text:style-name="T4">##</text:span> <text:span text:style-name="T4">#####</text:span> <text:s/><text:span text:style-name="T4">#</text:span> <text:span text:style-name="T4">##</text:span> <text:span text:style-name="T4">##</text:span> <text:span text:style-name="T4">##</text:span> <text:span text:style-name="T4">#</text:span> <text:s text:c="3"/><text:span text:style-name="T4">#</text:span> <text:s text:c="2"/><text:span text:style-name="T4">#</text:span> <text:s text:c="5"/><text:span text:style-name="T4">####</text:span> <text:s text:c="4"/><text:span text:style-name="T4">#</text:span> <text:s text:c="4"/><text:span text:style-name="T4">#</text:span> <text:span text:style-name="T4">#</text:span><text:line-break/> <text:span text:style-name="T4">##</text:span> <text:s/><text:span text:style-name="T4">#</text:span> <text:s/><text:span text:style-name="T4">#</text:span> <text:span text:style-name="T4">#</text:span> <text:s/><text:span text:style-name="T4">##</text:span> <text:span text:style-name="T4">#</text:span> <text:span text:style-name="T4">##</text:span> <text:s/><text:span text:style-name="T4">#</text:span> <text:s/><text:span text:style-name="T4">####</text:span> <text:span text:style-name="T4">##</text:span> <text:s text:c="2"/><text:span text:style-name="T4">#####</text:span> <text:span text:style-name="T4">#</text:span> <text:s text:c="2"/><text:span text:style-name="T4">#</text:span> <text:span text:style-name="T4">###</text:span> <text:span text:style-name="T4">#</text:span> <text:s text:c="3"/><text:span text:style-name="T4">##</text:span> <text:s text:c="2"/><text:span text:style-name="T4">######</text:span> <text:s/><text:span text:style-name="T4">#</text:span><text:line-break/><text:span text:style-name="T4">#</text:span> <text:span text:style-name="T4">#</text:span> <text:span text:style-name="T4">###</text:span> <text:s text:c="2"/><text:span text:style-name="T4">#</text:span> <text:s text:c="2"/><text:span text:style-name="T4">##</text:span> <text:s text:c="5"/><text:span text:style-name="T4">###</text:span> <text:s/><text:span text:style-name="T4">##</text:span> <text:s text:c="3"/><text:span text:style-name="T4">#</text:span> <text:span text:style-name="T4">##</text:span> <text:s/><text:span text:style-name="T4">####</text:span> <text:s/><text:span text:style-name="T4">#</text:span> <text:s/><text:span text:style-name="T4">##</text:span> <text:s/><text:span text:style-name="T4">###</text:span> <text:span text:style-name="T4">###</text:span> <text:s text:c="3"/><text:span text:style-name="T4">##</text:span> <text:span text:style-name="T4">#</text:span> <text:span text:style-name="T4">#</text:span> <text:line-break/><text:span text:style-name="T4">#</text:span> <text:span text:style-name="T4">#</text:span> <text:span text:style-name="T4">####</text:span> <text:span text:style-name="T4">###</text:span> <text:span text:style-name="T4">#</text:span> <text:span text:style-name="T4">#####</text:span> <text:span text:style-name="T4">#</text:span> <text:s text:c="2"/><text:span text:style-name="T4">#</text:span> <text:s text:c="3"/><text:span text:style-name="T4">##</text:span> <text:span text:style-name="T4">#</text:span> <text:s text:c="6"/><text:span text:style-name="T4">####</text:span> <text:span text:style-name="T4">#</text:span> <text:s/><text:span text:style-name="T4">##</text:span> <text:span text:style-name="T4">###</text:span> <text:span text:style-name="T4">#</text:span> <text:span text:style-name="T4">##</text:span> <text:s text:c="3"/><text:span text:style-name="T4">#</text:span> <text:span text:style-name="T4">#</text:span> <text:s text:c="2"/><text:line-break/><text:span text:style-name="T4">#</text:span> <text:s text:c="3"/><text:span text:style-name="T4">###</text:span> <text:s/><text:span text:style-name="T4">##</text:span> <text:s text:c="5"/><text:span text:style-name="T4">##</text:span> <text:s/><text:span text:style-name="T4">##</text:span> <text:s text:c="2"/><text:span text:style-name="T4">###</text:span> <text:span text:style-name="T4">#</text:span> <text:span text:style-name="T4">#</text:span> <text:span text:style-name="T4">##</text:span> <text:s/><text:span text:style-name="T4">#</text:span> <text:span text:style-name="T4">##</text:span> <text:span text:style-name="T4">####</text:span> <text:s text:c="4"/><text:span text:style-name="T4">##</text:span> <text:span text:style-name="T4">#####</text:span> <text:span text:style-name="T4">#</text:span> <text:span text:style-name="T4">#</text:span> <text:s/><text:span text:style-name="T4">##</text:span> <text:line-break/><text:span text:style-name="T4">##</text:span> <text:span text:style-name="T4">#</text:span> <text:s/><text:span text:style-name="T4">#</text:span> <text:span text:style-name="T4">#</text:span> <text:s text:c="2"/><text:span text:style-name="T4">##</text:span> <text:s/><text:span text:style-name="T4">#</text:span> <text:span text:style-name="T4">###</text:span> <text:span text:style-name="T4">#</text:span> <text:span text:style-name="T4">##</text:span> <text:span text:style-name="T4">#</text:span> <text:span text:style-name="T4">##</text:span> <text:s/><text:span text:style-name="T4">##</text:span> <text:span text:style-name="T4">###</text:span> <text:s text:c="2"/><text:span text:style-name="T4">#</text:span> <text:s text:c="2"/><text:span text:style-name="T4">#</text:span> <text:span text:style-name="T4">####</text:span> <text:s text:c="2"/><text:span text:style-name="T4">#</text:span> <text:s text:c="2"/><text:span text:style-name="T4">##</text:span> <text:s/><text:span text:style-name="T4">####</text:span> <text:span text:style-name="T4">##</text:span><text:line-break/> <text:span text:style-name="T4">#</text:span> <text:span text:style-name="T4">#</text:span> <text:s/><text:span text:style-name="T4">##</text:span> <text:span text:style-name="T4">##</text:span> <text:span text:style-name="T4">#####</text:span> <text:s/><text:span text:style-name="T4">#</text:span> <text:s/><text:span text:style-name="T4">##</text:span> <text:span text:style-name="T4">#</text:span> <text:span text:style-name="T4">##</text:span> <text:span text:style-name="T4">#</text:span> <text:s text:c="2"/><text:span text:style-name="T4">#</text:span> <text:span text:style-name="T4">#</text:span> <text:span text:style-name="T4">#</text:span> <text:s text:c="2"/><text:span text:style-name="T4">##</text:span> <text:s/><text:span text:style-name="T4">##</text:span> <text:s text:c="4"/><text:span text:style-name="T4">#</text:span> <text:s text:c="2"/><text:span text:style-name="T4">#</text:span> <text:s text:c="2"/><text:span text:style-name="T4">#</text:span> <text:span text:style-name="T4">#</text:span> <text:s/><text:span text:style-name="T4">#</text:span> <text:span text:style-name="T4">#</text:span> <text:line-break/><text:span text:style-name="T4">#</text:span> <text:s/><text:span text:style-name="T4">##</text:span> <text:s/><text:span text:style-name="T4">####</text:span> <text:span text:style-name="T4">##</text:span> <text:s text:c="4"/><text:span text:style-name="T4">##</text:span> <text:s/><text:span text:style-name="T4">##</text:span> <text:s text:c="2"/><text:span text:style-name="T4">####</text:span> <text:span text:style-name="T4">##</text:span> <text:span text:style-name="T4">#</text:span> <text:span text:style-name="T4">##</text:span> <text:span text:style-name="T4">#</text:span> <text:span text:style-name="T4">#</text:span> <text:span text:style-name="T4">#</text:span> <text:span text:style-name="T4">#</text:span> <text:s/><text:span text:style-name="T4">##</text:span> <text:span text:style-name="T4">####</text:span> <text:span text:style-name="T4">##</text:span> <text:span text:style-name="T4">#</text:span> <text:span text:style-name="T4">#</text:span> <text:span text:style-name="T4">##</text:span> <text:span text:style-name="T4">##</text:span><text:line-break/><text:span text:style-name="T4">#</text:span> <text:s text:c="2"/><text:span text:style-name="T4">###</text:span> <text:s/><text:span text:style-name="T4">#</text:span> <text:s text:c="4"/><text:span text:style-name="T4">##</text:span> <text:s text:c="2"/><text:span text:style-name="T4">###</text:span> <text:span text:style-name="T4">#</text:span> <text:s text:c="4"/><text:span text:style-name="T4">##</text:span> <text:span text:style-name="T4">##</text:span> <text:span text:style-name="T4">#</text:span> <text:span text:style-name="T4">##</text:span> <text:s/><text:span text:style-name="T4">##</text:span> <text:s/><text:span text:style-name="T4">####</text:span> <text:span text:style-name="T4">#</text:span> <text:s/><text:span text:style-name="T4">#</text:span> <text:span text:style-name="T4">##</text:span> <text:span text:style-name="T4">#</text:span> <text:s/><text:span text:style-name="T4">##</text:span> <text:span text:style-name="T4">##</text:span> <text:s/><text:span text:style-name="T4">#</text:span><text:line-break/><text:span text:style-name="T4">##</text:span> <text:span text:style-name="T4">#</text:span> <text:s text:c="2"/><text:span text:style-name="T4">#</text:span> <text:span text:style-name="T4">#</text:span> <text:s/><text:span text:style-name="T4">##</text:span> <text:span text:style-name="T4">###</text:span> <text:span text:style-name="T4">#</text:span> <text:s text:c="3"/><text:span text:style-name="T4">##</text:span> <text:s/><text:span text:style-name="T4">#</text:span> <text:s text:c="5"/><text:span text:style-name="T4">##</text:span> <text:s/><text:span text:style-name="T4">##</text:span> <text:span text:style-name="T4">#</text:span> <text:span text:style-name="T4">#</text:span> <text:s text:c="3"/><text:span text:style-name="T4">##</text:span> <text:span text:style-name="T4">#</text:span> <text:s text:c="3"/><text:span text:style-name="T4">##</text:span> <text:span text:style-name="T4">#</text:span> <text:s text:c="8"/><text:line-break/><text:span text:style-name="T4">##</text:span> <text:s/><text:span text:style-name="T4">##</text:span> <text:s/><text:span text:style-name="T4">######</text:span> <text:s/><text:span text:style-name="T4">##</text:span> <text:s/><text:span text:style-name="T4">###</text:span> <text:span text:style-name="T4">########</text:span> <text:span text:style-name="T4">#</text:span> <text:span text:style-name="T4">###</text:span> <text:span text:style-name="T4">#</text:span> <text:s/><text:span text:style-name="T4">##</text:span> <text:span text:style-name="T4">####</text:span> <text:span text:style-name="T4">#####</text:span> <text:span text:style-name="T4">#</text:span> <text:span text:style-name="T4">######</text:span> <text:span text:style-name="T4">##</text:span> <text:span text:style-name="T4">#</text:span> <text:line-break/><text:span text:style-name="T4">###</text:span> <text:span text:style-name="T4">#</text:span> <text:span text:style-name="T4">#</text:span> <text:s text:c="4"/><text:span text:style-name="T4">#</text:span> <text:span text:style-name="T4">#</text:span> <text:s text:c="2"/><text:span text:style-name="T4">#</text:span> <text:span text:style-name="T4">###</text:span> <text:s text:c="4"/><text:span text:style-name="T4">##</text:span> <text:span text:style-name="T4">###</text:span> <text:s/><text:span text:style-name="T4">#</text:span> <text:s/><text:span text:style-name="T4">##</text:span> <text:s/><text:span text:style-name="T4">###</text:span> <text:s text:c="2"/><text:span text:style-name="T4">#</text:span> <text:s/><text:span text:style-name="T4">###</text:span> <text:span text:style-name="T4">#</text:span> <text:s text:c="2"/><text:span text:style-name="T4">##</text:span> <text:span text:style-name="T4">##</text:span> <text:span text:style-name="T4">#</text:span> <text:s text:c="2"/><text:line-break/> <text:span text:style-name="T4">#</text:span> <text:s/><text:span text:style-name="T4">######</text:span> <text:s/><text:span text:style-name="T4">##</text:span> <text:span text:style-name="T4">##</text:span> <text:s text:c="3"/><text:span text:style-name="T4">#####</text:span> <text:s text:c="9"/><text:span text:style-name="T4">#</text:span> <text:s text:c="2"/><text:span text:style-name="T4">###</text:span> <text:s text:c="3"/><text:span text:style-name="T4">#</text:span> <text:span text:style-name="T4">#</text:span> <text:s text:c="2"/><text:span text:style-name="T4">##</text:span> <text:span text:style-name="T4">##</text:span> <text:s text:c="3"/><text:span text:style-name="T4">#</text:span> <text:span text:style-name="T4">##</text:span> <text:span text:style-name="T4">##</text:span> <text:line-break/> <text:span text:style-name="T4">###</text:span> <text:s/><text:span text:style-name="T4">##</text:span> <text:span text:style-name="T4">#</text:span> <text:s text:c="2"/><text:span text:style-name="T4">######</text:span> <text:s text:c="2"/><text:span text:style-name="T4">##</text:span> <text:span text:style-name="T4">#####</text:span> <text:s/><text:span text:style-name="T4">######</text:span> <text:span text:style-name="T4">#</text:span> <text:s text:c="2"/><text:span text:style-name="T4">####</text:span> <text:s/><text:span text:style-name="T4">###</text:span> <text:s text:c="2"/><text:span text:style-name="T4">#</text:span> <text:span text:style-name="T4">#</text:span> <text:span text:style-name="T4">##</text:span> <text:s/><text:span text:style-name="T4">#</text:span> <text:span text:style-name="T4">#</text:span> <text:span text:style-name="T4">##</text:span> <text:line-break/><text:span text:style-name="T4">#</text:span> <text:s/><text:span text:style-name="T4">#</text:span> <text:s text:c="4"/><text:span text:style-name="T4">##</text:span> <text:span text:style-name="T4">#</text:span> <text:s/><text:span text:style-name="T4">##</text:span> <text:span text:style-name="T4">##</text:span> <text:s text:c="6"/><text:span text:style-name="T4">#####</text:span> <text:s text:c="3"/><text:span text:style-name="T4">##</text:span> <text:s/><text:span text:style-name="T4">##</text:span> <text:s/><text:span text:style-name="T4">#</text:span> <text:span text:style-name="T4">#</text:span> <text:span text:style-name="T4">#</text:span> <text:s/><text:span text:style-name="T4">#</text:span> <text:span text:style-name="T4">#</text:span> <text:s text:c="2"/><text:span text:style-name="T4">#</text:span> <text:span text:style-name="T4">#</text:span> <text:span text:style-name="T4">#</text:span> <text:s text:c="2"/><text:span text:style-name="T4">#</text:span> <text:s text:c="3"/><text:line-break/> <text:s text:c="2"/><text:span text:style-name="T4">########</text:span> <text:span text:style-name="T4">##</text:span> <text:s text:c="2"/><text:span text:style-name="T4">#</text:span> <text:span text:style-name="T4">#</text:span> <text:s/><text:span text:style-name="T4">##</text:span> <text:s text:c="6"/><text:span text:style-name="T4">#</text:span> <text:s/><text:span text:style-name="T4">#</text:span> <text:s text:c="2"/><text:span text:style-name="T4">#</text:span> <text:span text:style-name="T4">#</text:span> <text:span text:style-name="T4">#</text:span> <text:span text:style-name="T4">#</text:span> <text:span text:style-name="T4">#</text:span> <text:s text:c="3"/><text:span text:style-name="T4">##</text:span> <text:span text:style-name="T4">###</text:span> <text:s/><text:span text:style-name="T4">#</text:span> <text:span text:style-name="T4">####</text:span> <text:span text:style-name="T4">###</text:span> <text:line-break/><text:span text:style-name="T4">#</text:span> <text:s text:c="4"/><text:span text:style-name="T4">#</text:span> <text:s/><text:span text:style-name="T4">##</text:span> <text:s/><text:span text:style-name="T4">#</text:span> <text:span text:style-name="T4">#</text:span> <text:s/><text:span text:style-name="T4">#######</text:span> <text:span text:style-name="T4">########</text:span> <text:span text:style-name="T4">##</text:span> <text:s text:c="2"/><text:span text:style-name="T4">###</text:span> <text:span text:style-name="T4">#</text:span> <text:s/><text:span text:style-name="T4">##</text:span> <text:span text:style-name="T4">#</text:span> <text:span text:style-name="T4">###</text:span> <text:span text:style-name="T4">#</text:span> <text:s/><text:span text:style-name="T4">#</text:span> <text:s/><text:span text:style-name="T4">#</text:span> <text:span text:style-name="T4">##</text:span> <text:s/><text:span text:style-name="T4">#</text:span> <text:line-break/><text:span text:style-name="T4">##</text:span> <text:s/><text:span text:style-name="T4">#</text:span> <text:span text:style-name="T4">#</text:span> <text:s text:c="5"/><text:span text:style-name="T4">#</text:span> <text:span text:style-name="T4">##</text:span> <text:span text:style-name="T4">##</text:span> <text:s text:c="2"/><text:span text:style-name="T4">##</text:span> <text:span text:style-name="T4">##</text:span> <text:s/><text:span text:style-name="T4">#</text:span> <text:s/><text:span text:style-name="T4">#######</text:span> <text:s text:c="2"/><text:span text:style-name="T4">###</text:span> <text:s/><text:span text:style-name="T4">#</text:span> <text:s/><text:span text:style-name="T4">#</text:span> <text:s/><text:span text:style-name="T4">#</text:span> <text:span text:style-name="T4">###</text:span> <text:span text:style-name="T4">#</text:span> <text:s text:c="3"/><text:span text:style-name="T4">#</text:span> <text:span text:style-name="T4">##</text:span> <text:line-break/><text:span text:style-name="T4">#####</text:span> <text:span text:style-name="T4">##</text:span> <text:span text:style-name="T4">##</text:span> <text:s/><text:span text:style-name="T4">#</text:span> <text:span text:style-name="T4">#</text:span> <text:s text:c="4"/><text:span text:style-name="T4">#</text:span> <text:s text:c="5"/><text:span text:style-name="T4">#</text:span> <text:span text:style-name="T4">#</text:span> <text:span text:style-name="T4">#</text:span> <text:s/><text:span text:style-name="T4">##</text:span> <text:s/><text:span text:style-name="T4">#</text:span> <text:span text:style-name="T4">#</text:span> <text:span text:style-name="T4">#</text:span> <text:span text:style-name="T4">###</text:span> <text:span text:style-name="T4">#</text:span> <text:s text:c="3"/><text:span text:style-name="T4">#</text:span> <text:span text:style-name="T4">#</text:span> <text:span text:style-name="T4">########</text:span> <text:span text:style-name="T4">###</text:span><text:line-break/> <text:s text:c="4"/><text:span text:style-name="T4">#</text:span> <text:span text:style-name="T4">##</text:span> <text:span text:style-name="T4">###</text:span> <text:s/><text:span text:style-name="T4">######</text:span> <text:span text:style-name="T4">##</text:span> <text:s/><text:span text:style-name="T4">#</text:span> <text:s/><text:span text:style-name="T4">##</text:span> <text:span text:style-name="T4">##</text:span> <text:s text:c="4"/><text:span text:style-name="T4">###</text:span> <text:span text:style-name="T4">###</text:span> <text:span text:style-name="T4">#</text:span> <text:span text:style-name="T4">###</text:span> <text:span text:style-name="T4">##</text:span> <text:span text:style-name="T4">##</text:span> <text:s/><text:span text:style-name="T4">##</text:span> <text:s text:c="2"/><text:span text:style-name="T4">#</text:span> <text:s/><text:span text:style-name="T4">##</text:span><text:line-break/><text:span text:style-name="T4">##</text:span> <text:span text:style-name="T4">#</text:span> <text:s/><text:span text:style-name="T4">#</text:span> <text:span text:style-name="T4">###</text:span> <text:span text:style-name="T4">#</text:span> <text:s text:c="4"/><text:span text:style-name="T4">#</text:span> <text:span text:style-name="T4">#####</text:span> <text:s/><text:span text:style-name="T4">#</text:span> <text:span text:style-name="T4">##</text:span> <text:s/><text:span text:style-name="T4">#</text:span> <text:span text:style-name="T4">##</text:span> <text:s text:c="4"/><text:span text:style-name="T4">#</text:span> <text:s text:c="3"/><text:span text:style-name="T4">#</text:span> <text:s/><text:span text:style-name="T4">##</text:span> <text:span text:style-name="T4">#</text:span> <text:s text:c="2"/><text:span text:style-name="T4">#</text:span> <text:s text:c="3"/><text:span text:style-name="T4">##</text:span> <text:span text:style-name="T4">#</text:span> <text:s text:c="2"/><text:span text:style-name="T4">#</text:span><text:line-break/> <text:span text:style-name="T4">#</text:span> <text:span text:style-name="T4">##</text:span> <text:s/><text:span text:style-name="T4">#</text:span> <text:s/><text:span text:style-name="T4">####</text:span> <text:s/><text:span text:style-name="T4">#</text:span> <text:s text:c="4"/><text:span text:style-name="T4">####</text:span> <text:s text:c="6"/><text:span text:style-name="T4">#</text:span> <text:s/><text:span text:style-name="T4">##</text:span> <text:s/><text:span text:style-name="T4">#</text:span> <text:span text:style-name="T4">#</text:span> <text:span text:style-name="T4">###</text:span> <text:span text:style-name="T4">#</text:span> <text:span text:style-name="T4">##</text:span> <text:span text:style-name="T4">#</text:span> <text:s text:c="2"/><text:span text:style-name="T4">####</text:span> <text:span text:style-name="T4">#</text:span> <text:s/><text:span text:style-name="T4">###</text:span> <text:span text:style-name="T4">#</text:span><text:line-break/> <text:span text:style-name="T4">#</text:span> <text:span text:style-name="T4">#</text:span> <text:span text:style-name="T4">#</text:span> <text:s/><text:span text:style-name="T4">#</text:span> <text:s text:c="2"/><text:span text:style-name="T4">########</text:span> <text:s text:c="2"/><text:span text:style-name="T4">#####</text:span> <text:span text:style-name="T4">##</text:span> <text:s/><text:span text:style-name="T4">########</text:span> <text:span text:style-name="T4">#</text:span> <text:span text:style-name="T4">#</text:span> <text:span text:style-name="T4">###</text:span> <text:s text:c="2"/><text:span text:style-name="T4">###</text:span> <text:span text:style-name="T4">#</text:span> <text:s text:c="4"/><text:span text:style-name="T4">#</text:span> <text:s text:c="4"/><text:span text:style-name="T4">##</text:span><text:line-break/><text:span text:style-name="T4">#</text:span> <text:s/><text:span text:style-name="T4">#</text:span> <text:span text:style-name="T4">##</text:span> <text:s text:c="2"/><text:span text:style-name="T4">#</text:span> <text:s text:c="4"/><text:span text:style-name="T4">##</text:span> <text:span text:style-name="T4">###</text:span> <text:s/><text:span text:style-name="T4">##</text:span> <text:span text:style-name="T4">#######</text:span> <text:s text:c="6"/><text:span text:style-name="T4">##</text:span> <text:span text:style-name="T4">##</text:span> <text:s text:c="3"/><text:span text:style-name="T4">#</text:span> <text:s text:c="2"/><text:span text:style-name="T4">#</text:span> <text:s text:c="2"/><text:span text:style-name="T4">##</text:span> <text:span text:style-name="T4">###</text:span> <text:s/><text:span text:style-name="T4">#</text:span> <text:s text:c="2"/><text:line-break/><text:span text:style-name="T4">#</text:span> <text:s/><text:span text:style-name="T4">#</text:span> <text:s text:c="2"/><text:span text:style-name="T4">######</text:span> <text:s text:c="7"/><text:span text:style-name="T4">#</text:span> <text:s text:c="3"/><text:span text:style-name="T4">#</text:span> <text:s/><text:span text:style-name="T4">##</text:span> <text:s text:c="2"/><text:span text:style-name="T4">####</text:span> <text:span text:style-name="T4">#</text:span> <text:span text:style-name="T4">##</text:span> <text:s/><text:span text:style-name="T4">#</text:span> <text:span text:style-name="T4">######</text:span> <text:s/><text:span text:style-name="T4">#####</text:span> <text:span text:style-name="T4">########</text:span> <text:line-break/><text:span text:style-name="T4">###</text:span> <text:span text:style-name="T4">###</text:span> <text:s text:c="2"/><text:span text:style-name="T4">#####</text:span> <text:span text:style-name="T4">##</text:span> <text:s text:c="2"/><text:span text:style-name="T4">####</text:span> <text:s text:c="4"/><text:span text:style-name="T4">#</text:span> <text:span text:style-name="T4">#</text:span> <text:span text:style-name="T4">##</text:span> <text:span text:style-name="T4">###</text:span> <text:s text:c="4"/><text:span text:style-name="T4">#</text:span> <text:span text:style-name="T4">#</text:span> <text:s/><text:span text:style-name="T4">####</text:span> <text:s text:c="3"/><text:span text:style-name="T4">#</text:span> <text:s text:c="6"/><text:span text:style-name="T4">####</text:span><text:line-break/><text:span text:style-name="T4">#</text:span> <text:span text:style-name="T4">##</text:span> <text:s/><text:span text:style-name="T4">#</text:span> <text:s text:c="3"/><text:span text:style-name="T4">#</text:span> <text:s/><text:span text:style-name="T4">#</text:span> <text:span text:style-name="T4">###</text:span> <text:s text:c="3"/><text:span text:style-name="T4">#</text:span> <text:span text:style-name="T4">##</text:span> <text:s text:c="2"/><text:span text:style-name="T4">#</text:span> <text:s text:c="7"/><text:span text:style-name="T4">#</text:span> <text:span text:style-name="T4">##</text:span> <text:s/><text:span text:style-name="T4">#</text:span> <text:span text:style-name="T4">#</text:span> <text:s text:c="2"/><text:span text:style-name="T4">#</text:span> <text:span text:style-name="T4">##</text:span> <text:s text:c="2"/><text:span text:style-name="T4">#</text:span> <text:s/><text:span text:style-name="T4">###</text:span> <text:s text:c="2"/><text:span text:style-name="T4">#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5T22:14:57.37</meta:creation-date>
    <dc:date>2016-12-15T22:24:50.43</dc:date>
    <meta:editing-duration>PT9M5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" meta:word-count="1234" meta:character-count="4969"/>
  </office:meta>
</office:document-meta>
</file>